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bb6" draw:opacity="44%" draw:textarea-vertical-align="middle"/>
    </style:style>
    <style:style style:name="gr2" style:family="graphic" style:parent-style-name="standard">
      <style:graphic-properties draw:stroke="none" draw:stroke-dash="Long_20_Dash" svg:stroke-width="0cm" svg:stroke-color="#ea7500" draw:marker-start-width="0.252cm" draw:marker-end-width="0.252cm" draw:fill="solid" draw:fill-color="#ea7500" draw:opacity="100%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3cm"/>
      <style:paragraph-properties style:writing-mode="lr-tb"/>
    </style:style>
    <style:style style:name="gr5" style:family="graphic" style:parent-style-name="objectwithoutfill">
      <style:graphic-properties svg:stroke-color="#ea7500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806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draw:stroke-dash="Long_20_Dash" svg:stroke-width="0.035cm" svg:stroke-color="#ea75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dbb6" draw:opacity="44%"/>
      <style:paragraph-properties fo:text-align="center"/>
    </style:style>
    <style:style style:name="P2" style:family="paragraph">
      <loext:graphic-properties draw:fill="solid" draw:fill-color="#ea7500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8" style:family="paragraph">
      <style:text-properties fo:color="#ea7500" loext:opacity="100%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ea7500" loext:opacity="100%"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color="#ea7500" loext:opacity="100%" fo:font-weight="bold"/>
    </style:style>
    <style:style style:name="P11" style:family="paragraph">
      <loext:graphic-properties draw:fill="none" draw:fill-color="#ffffff"/>
      <style:paragraph-properties style:writing-mode="lr-tb"/>
      <style:text-properties fo:color="#ea7500" loext:opacity="100%" fo:font-size="12pt" fo:font-weight="bold" style:font-size-asian="12pt" style:font-size-complex="12pt"/>
    </style:style>
    <style:style style:name="P12" style:family="paragraph">
      <style:paragraph-properties fo:text-align="center"/>
      <style:text-properties fo:color="#ea7500" loext:opacity="100%" fo:font-style="italic" fo:font-weight="normal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fo:font-style="italic" fo:font-weight="normal" style:font-size-asian="12pt" style:font-weight-asian="bold" style:font-size-complex="12pt" style:font-weight-complex="bold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style:style style:name="T3" style:family="text">
      <style:text-properties fo:color="#ea7500" loext:opacity="100%" style:text-position="0% 100%" fo:font-size="8pt" style:font-size-asian="8pt" style:font-size-complex="8pt"/>
    </style:style>
    <style:style style:name="T4" style:family="text">
      <style:text-properties fo:color="#ea7500" loext:opacity="100%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ea7500" loext:opacity="100%" fo:font-size="8p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7.199cm" svg:height="5.999cm" svg:x="1cm" svg:y="3cm" svg:viewBox="0 0 7200 6000" draw:points="0,0 0,6000 7200,6000 7200,5200 5500,3000 1300,0">
          <text:p/>
        </draw:polygon>
        <draw:path draw:style-name="gr2" draw:text-style-name="P2" draw:layer="layout" svg:width="0.034cm" svg:height="1.999cm" svg:x="8.183cm" svg:y="7cm" svg:viewBox="0 0 35 2000" svg:d="M0 0h18 17v140h-17-18zM0 245h18 17v140h-17-18zM0 490h18 17v140h-17-18zM0 735h18 17v140h-17-18zM0 980h18 17v140h-17-18zM0 1225h18 17v140h-17-18zM0 1470h18 17v140h-17-18zM0 1715h18 17v140h-17-18zM0 1960h18 17v40h-17-18z">
          <text:p/>
        </draw:path>
        <draw:line draw:style-name="gr3" draw:text-style-name="P3" draw:layer="layout" svg:x1="1.009cm" svg:y1="0.991cm" svg:x2="1.009cm" svg:y2="8.991cm">
          <text:p/>
        </draw:line>
        <draw:line draw:style-name="gr3" draw:text-style-name="P3" draw:layer="layout" svg:x1="9.009cm" svg:y1="8.991cm" svg:x2="1.009cm" svg:y2="8.991cm">
          <text:p/>
        </draw:line>
        <draw:line draw:style-name="gr3" draw:text-style-name="P3" draw:layer="layout" svg:x1="9.009cm" svg:y1="8.991cm" svg:x2="8.809cm" svg:y2="9.191cm">
          <text:p/>
        </draw:line>
        <draw:line draw:style-name="gr3" draw:text-style-name="P3" draw:layer="layout" svg:x1="9.009cm" svg:y1="8.991cm" svg:x2="8.809cm" svg:y2="8.791cm">
          <text:p/>
        </draw:line>
        <draw:line draw:style-name="gr3" draw:text-style-name="P3" draw:layer="layout" svg:x1="1.009cm" svg:y1="0.991cm" svg:x2="1.209cm" svg:y2="1.191cm">
          <text:p/>
        </draw:line>
        <draw:line draw:style-name="gr3" draw:text-style-name="P3" draw:layer="layout" svg:x1="1.009cm" svg:y1="0.991cm" svg:x2="0.809cm" svg:y2="1.191cm">
          <text:p/>
        </draw:line>
        <draw:frame draw:style-name="gr4" draw:text-style-name="P4" draw:layer="layout" svg:width="0.73cm" svg:height="0.569cm" svg:x="0.1cm" svg:y="4.9cm">
          <draw:text-box>
            <text:p><text:span text:style-name="T1">I</text:span><text:span text:style-name="T2">C</text:span></text:p>
          </draw:text-box>
        </draw:frame>
        <draw:frame draw:style-name="gr4" draw:text-style-name="P4" draw:layer="layout" svg:width="0.922cm" svg:height="0.569cm" svg:x="4.578cm" svg:y="9.231cm">
          <draw:text-box>
            <text:p><text:span text:style-name="T1">V</text:span><text:span text:style-name="T2">CE</text:span></text:p>
          </draw:text-box>
        </draw:frame>
        <draw:path draw:style-name="gr2" draw:text-style-name="P2" draw:layer="layout" svg:width="1.499cm" svg:height="0.034cm" svg:x="1cm" svg:y="1.983cm" svg:viewBox="0 0 1500 35" svg:d="M0 35v-17-18h140v18 17zM245 35v-17-18h140v18 17zM490 35v-17-18h140v18 17zM735 35v-17-18h140v18 17zM980 35v-17-18h140v18 17zM1225 35v-17-18h140v18 17zM1470 35v-17-18h30v18 17z">
          <text:p/>
        </draw:path>
        <draw:path draw:style-name="gr2" draw:text-style-name="P2" draw:layer="layout" svg:width="4.518cm" svg:height="3.028cm" svg:x="2.49cm" svg:y="1.985cm" svg:viewBox="0 0 4519 3029" svg:d="M0 29l10-14 9-15 117 78-10 14-10 15zM204 165l10-15 9-14 117 78-10 14-10 15zM408 301l9-15 10-14 117 77-10 15-10 15zM612 437l9-15 10-14 116 77-9 15-10 14zM815 573l10-15 10-14 116 77-9 15-10 14zM1019 709l10-15 10-14 116 77-10 15-9 14zM1223 845l10-15 10-15 116 78-10 15-9 14zM1427 980l10-14 9-15 117 78-10 15-10 14zM1631 1116l10-14 9-15 117 78-10 14-10 15zM1835 1252l9-14 10-15 117 78-10 14-10 15zM2039 1388l9-14 10-15 116 78-9 14-10 15zM2242 1524l10-15 10-14 116 78-9 14-10 15zM2446 1660l10-15 10-14 116 77-10 15-9 15zM2650 1796l10-15 9-14 117 77-10 15-9 14zM2854 1932l10-15 9-14 117 77-10 15-10 14zM3058 2068l9-15 10-14 117 77-10 15-10 14zM3262 2204l9-15 10-15 117 78-10 15-10 14zM3465 2339l10-14 10-15 116 78-9 15-10 14zM3669 2475l10-14 10-15 116 78-9 14-10 15zM3873 2611l10-14 10-15 116 78-10 14-9 15zM4077 2747l10-14 9-15 117 78-10 14-9 15zM4281 2883l10-15 9-14 117 78-10 14-10 15zM4485 3019l9-15 10-14 15 10-9 15-10 14z">
          <text:p/>
        </draw:path>
        <draw:path draw:style-name="gr2" draw:text-style-name="P2" draw:layer="layout" svg:width="1.229cm" svg:height="2.017cm" svg:x="6.985cm" svg:y="4.991cm" svg:viewBox="0 0 1230 2018" svg:d="M0 18l15-9 15-9 72 120-15 9-15 9zM126 228l15-9 15-9 72 120-15 9-15 9zM252 438l15-9 15-9 72 120-15 9-15 9zM378 648l15-9 15-9 72 120-15 9-15 9zM504 858l15-9 15-9 72 120-15 9-15 9zM630 1068l15-9 15-9 72 120-15 9-15 9zM756 1279l15-9 15-9 72 120-15 9-15 9zM882 1489l15-9 15-9 72 120-15 9-15 9zM1008 1699l15-9 15-9 72 120-15 9-15 9zM1134 1909l15-9 15-9 66 109-15 9-15 9z">
          <text:p/>
        </draw:path>
        <draw:frame draw:style-name="gr4" draw:text-style-name="P4" draw:layer="layout" svg:width="1.891cm" svg:height="0.569cm" svg:x="5.3cm" svg:y="2cm">
          <draw:text-box>
            <text:p><text:span text:style-name="T1">Power limit</text:span></text:p>
          </draw:text-box>
        </draw:frame>
        <draw:line draw:style-name="gr5" draw:text-style-name="P5" draw:layer="layout" svg:x1="6.1cm" svg:y1="2.6cm" svg:x2="5.2cm" svg:y2="3.6cm">
          <text:p/>
        </draw:line>
        <draw:frame draw:style-name="gr6" draw:text-style-name="P7" draw:layer="layout" svg:width="1.882cm" svg:height="0.887cm" svg:x="8.609cm" svg:y="4.8cm">
          <draw:text-box>
            <text:p text:style-name="P6"><text:span text:style-name="T3">Secondary</text:span><text:span text:style-name="T3"><text:line-break/></text:span><text:span text:style-name="T1">breakdown</text:span></text:p>
          </draw:text-box>
        </draw:frame>
        <draw:line draw:style-name="gr5" draw:text-style-name="P5" draw:layer="layout" svg:x1="8.7cm" svg:y1="5.4cm" svg:x2="7.8cm" svg:y2="6cm">
          <text:p/>
        </draw:line>
        <draw:frame draw:style-name="gr7" draw:text-style-name="P7" draw:layer="layout" svg:width="2.306cm" svg:height="0.887cm" svg:x="9.2cm" svg:y="7.113cm">
          <draw:text-box>
            <text:p text:style-name="P6"><text:span text:style-name="T1">V</text:span><text:span text:style-name="T2">CE</text:span><text:span text:style-name="T1"> voltage</text:span><text:span text:style-name="T1"><text:line-break/></text:span><text:span text:style-name="T1">limit</text:span></text:p>
          </draw:text-box>
        </draw:frame>
        <draw:line draw:style-name="gr5" draw:text-style-name="P5" draw:layer="layout" svg:x1="9.5cm" svg:y1="7.8cm" svg:x2="8.3cm" svg:y2="8.1cm">
          <text:p/>
        </draw:line>
        <draw:frame draw:style-name="gr4" draw:text-style-name="P4" draw:layer="layout" svg:width="2.03cm" svg:height="0.569cm" svg:x="2.07cm" svg:y="0.531cm">
          <draw:text-box>
            <text:p><text:span text:style-name="T1">Current limit</text:span></text:p>
          </draw:text-box>
        </draw:frame>
        <draw:line draw:style-name="gr5" draw:text-style-name="P5" draw:layer="layout" svg:x1="2.8cm" svg:y1="1.1cm" svg:x2="2.1cm" svg:y2="1.9cm">
          <text:p/>
        </draw:line>
        <draw:g>
          <draw:line draw:style-name="gr8" draw:text-style-name="P5" draw:layer="layout" svg:x1="1.5cm" svg:y1="9cm" svg:x2="1.5cm" svg:y2="9.2cm">
            <text:p/>
          </draw:line>
          <draw:line draw:style-name="gr8" draw:text-style-name="P5" draw:layer="layout" svg:x1="2cm" svg:y1="9cm" svg:x2="2cm" svg:y2="9.2cm">
            <text:p/>
          </draw:line>
          <draw:line draw:style-name="gr8" draw:text-style-name="P5" draw:layer="layout" svg:x1="2.9cm" svg:y1="9cm" svg:x2="2.9cm" svg:y2="9.2cm">
            <text:p/>
          </draw:line>
          <draw:line draw:style-name="gr8" draw:text-style-name="P5" draw:layer="layout" svg:x1="3cm" svg:y1="9cm" svg:x2="3cm" svg:y2="9.2cm">
            <text:p/>
          </draw:line>
          <draw:line draw:style-name="gr8" draw:text-style-name="P5" draw:layer="layout" svg:x1="2.7cm" svg:y1="9cm" svg:x2="2.7cm" svg:y2="9.2cm">
            <text:p/>
          </draw:line>
          <draw:line draw:style-name="gr8" draw:text-style-name="P5" draw:layer="layout" svg:x1="2.4cm" svg:y1="9cm" svg:x2="2.4cm" svg:y2="9.2cm">
            <text:p/>
          </draw:line>
          <draw:line draw:style-name="gr8" draw:text-style-name="P5" draw:layer="layout" svg:x1="3.5cm" svg:y1="9cm" svg:x2="3.5cm" svg:y2="9.2cm">
            <text:p/>
          </draw:line>
          <draw:line draw:style-name="gr8" draw:text-style-name="P5" draw:layer="layout" svg:x1="4cm" svg:y1="9cm" svg:x2="4cm" svg:y2="9.2cm">
            <text:p/>
          </draw:line>
          <draw:line draw:style-name="gr8" draw:text-style-name="P5" draw:layer="layout" svg:x1="4.9cm" svg:y1="9cm" svg:x2="4.9cm" svg:y2="9.2cm">
            <text:p/>
          </draw:line>
          <draw:line draw:style-name="gr8" draw:text-style-name="P5" draw:layer="layout" svg:x1="5cm" svg:y1="9cm" svg:x2="5cm" svg:y2="9.2cm">
            <text:p/>
          </draw:line>
          <draw:line draw:style-name="gr8" draw:text-style-name="P5" draw:layer="layout" svg:x1="4.7cm" svg:y1="9cm" svg:x2="4.7cm" svg:y2="9.2cm">
            <text:p/>
          </draw:line>
          <draw:line draw:style-name="gr8" draw:text-style-name="P5" draw:layer="layout" svg:x1="4.4cm" svg:y1="9cm" svg:x2="4.4cm" svg:y2="9.2cm">
            <text:p/>
          </draw:line>
          <draw:line draw:style-name="gr8" draw:text-style-name="P5" draw:layer="layout" svg:x1="5.5cm" svg:y1="9cm" svg:x2="5.5cm" svg:y2="9.2cm">
            <text:p/>
          </draw:line>
          <draw:line draw:style-name="gr8" draw:text-style-name="P5" draw:layer="layout" svg:x1="6cm" svg:y1="9cm" svg:x2="6cm" svg:y2="9.2cm">
            <text:p/>
          </draw:line>
          <draw:line draw:style-name="gr8" draw:text-style-name="P5" draw:layer="layout" svg:x1="6.9cm" svg:y1="9cm" svg:x2="6.9cm" svg:y2="9.2cm">
            <text:p/>
          </draw:line>
          <draw:line draw:style-name="gr8" draw:text-style-name="P5" draw:layer="layout" svg:x1="7cm" svg:y1="9cm" svg:x2="7cm" svg:y2="9.2cm">
            <text:p/>
          </draw:line>
          <draw:line draw:style-name="gr8" draw:text-style-name="P5" draw:layer="layout" svg:x1="6.7cm" svg:y1="9cm" svg:x2="6.7cm" svg:y2="9.2cm">
            <text:p/>
          </draw:line>
          <draw:line draw:style-name="gr8" draw:text-style-name="P5" draw:layer="layout" svg:x1="6.4cm" svg:y1="9cm" svg:x2="6.4cm" svg:y2="9.2cm">
            <text:p/>
          </draw:line>
          <draw:line draw:style-name="gr8" draw:text-style-name="P5" draw:layer="layout" svg:x1="7.5cm" svg:y1="9cm" svg:x2="7.5cm" svg:y2="9.2cm">
            <text:p/>
          </draw:line>
          <draw:line draw:style-name="gr8" draw:text-style-name="P5" draw:layer="layout" svg:x1="8cm" svg:y1="9cm" svg:x2="8cm" svg:y2="9.2cm">
            <text:p/>
          </draw:line>
          <draw:line draw:style-name="gr8" draw:text-style-name="P5" draw:layer="layout" svg:x1="8.7cm" svg:y1="9cm" svg:x2="8.7cm" svg:y2="9.2cm">
            <text:p/>
          </draw:line>
          <draw:line draw:style-name="gr8" draw:text-style-name="P5" draw:layer="layout" svg:x1="8.4cm" svg:y1="9cm" svg:x2="8.4cm" svg:y2="9.2cm">
            <text:p/>
          </draw:line>
        </draw:g>
        <draw:g>
          <draw:line draw:style-name="gr8" draw:text-style-name="P5" draw:layer="layout" svg:x1="1cm" svg:y1="8.5cm" svg:x2="0.8cm" svg:y2="8.5cm">
            <text:p/>
          </draw:line>
          <draw:line draw:style-name="gr8" draw:text-style-name="P5" draw:layer="layout" svg:x1="1cm" svg:y1="8cm" svg:x2="0.8cm" svg:y2="8cm">
            <text:p/>
          </draw:line>
          <draw:line draw:style-name="gr8" draw:text-style-name="P5" draw:layer="layout" svg:x1="1cm" svg:y1="7.1cm" svg:x2="0.8cm" svg:y2="7.1cm">
            <text:p/>
          </draw:line>
          <draw:line draw:style-name="gr8" draw:text-style-name="P5" draw:layer="layout" svg:x1="1cm" svg:y1="7cm" svg:x2="0.8cm" svg:y2="7cm">
            <text:p/>
          </draw:line>
          <draw:line draw:style-name="gr8" draw:text-style-name="P5" draw:layer="layout" svg:x1="1cm" svg:y1="7.3cm" svg:x2="0.8cm" svg:y2="7.3cm">
            <text:p/>
          </draw:line>
          <draw:line draw:style-name="gr8" draw:text-style-name="P5" draw:layer="layout" svg:x1="1cm" svg:y1="7.6cm" svg:x2="0.8cm" svg:y2="7.6cm">
            <text:p/>
          </draw:line>
          <draw:line draw:style-name="gr8" draw:text-style-name="P5" draw:layer="layout" svg:x1="1cm" svg:y1="6.5cm" svg:x2="0.8cm" svg:y2="6.5cm">
            <text:p/>
          </draw:line>
          <draw:line draw:style-name="gr8" draw:text-style-name="P5" draw:layer="layout" svg:x1="1cm" svg:y1="6cm" svg:x2="0.8cm" svg:y2="6cm">
            <text:p/>
          </draw:line>
          <draw:line draw:style-name="gr8" draw:text-style-name="P5" draw:layer="layout" svg:x1="1cm" svg:y1="5.1cm" svg:x2="0.8cm" svg:y2="5.1cm">
            <text:p/>
          </draw:line>
          <draw:line draw:style-name="gr8" draw:text-style-name="P5" draw:layer="layout" svg:x1="1cm" svg:y1="5cm" svg:x2="0.8cm" svg:y2="5cm">
            <text:p/>
          </draw:line>
          <draw:line draw:style-name="gr8" draw:text-style-name="P5" draw:layer="layout" svg:x1="1cm" svg:y1="5.3cm" svg:x2="0.8cm" svg:y2="5.3cm">
            <text:p/>
          </draw:line>
          <draw:line draw:style-name="gr8" draw:text-style-name="P5" draw:layer="layout" svg:x1="1cm" svg:y1="5.6cm" svg:x2="0.8cm" svg:y2="5.6cm">
            <text:p/>
          </draw:line>
          <draw:line draw:style-name="gr8" draw:text-style-name="P5" draw:layer="layout" svg:x1="1cm" svg:y1="4.5cm" svg:x2="0.8cm" svg:y2="4.5cm">
            <text:p/>
          </draw:line>
          <draw:line draw:style-name="gr8" draw:text-style-name="P5" draw:layer="layout" svg:x1="1cm" svg:y1="4cm" svg:x2="0.8cm" svg:y2="4cm">
            <text:p/>
          </draw:line>
          <draw:line draw:style-name="gr8" draw:text-style-name="P5" draw:layer="layout" svg:x1="1cm" svg:y1="3.1cm" svg:x2="0.8cm" svg:y2="3.1cm">
            <text:p/>
          </draw:line>
          <draw:line draw:style-name="gr8" draw:text-style-name="P5" draw:layer="layout" svg:x1="1cm" svg:y1="3cm" svg:x2="0.8cm" svg:y2="3cm">
            <text:p/>
          </draw:line>
          <draw:line draw:style-name="gr8" draw:text-style-name="P5" draw:layer="layout" svg:x1="1cm" svg:y1="3.3cm" svg:x2="0.8cm" svg:y2="3.3cm">
            <text:p/>
          </draw:line>
          <draw:line draw:style-name="gr8" draw:text-style-name="P5" draw:layer="layout" svg:x1="1cm" svg:y1="3.6cm" svg:x2="0.8cm" svg:y2="3.6cm">
            <text:p/>
          </draw:line>
          <draw:line draw:style-name="gr8" draw:text-style-name="P5" draw:layer="layout" svg:x1="1cm" svg:y1="2.5cm" svg:x2="0.8cm" svg:y2="2.5cm">
            <text:p/>
          </draw:line>
          <draw:line draw:style-name="gr8" draw:text-style-name="P5" draw:layer="layout" svg:x1="1cm" svg:y1="2cm" svg:x2="0.8cm" svg:y2="2cm">
            <text:p/>
          </draw:line>
          <draw:line draw:style-name="gr8" draw:text-style-name="P5" draw:layer="layout" svg:x1="1cm" svg:y1="1.3cm" svg:x2="0.8cm" svg:y2="1.3cm">
            <text:p/>
          </draw:line>
          <draw:line draw:style-name="gr8" draw:text-style-name="P5" draw:layer="layout" svg:x1="1cm" svg:y1="1.6cm" svg:x2="0.8cm" svg:y2="1.6cm">
            <text:p/>
          </draw:line>
        </draw:g>
        <draw:line draw:style-name="gr9" draw:text-style-name="P5" draw:layer="layout" svg:x1="1cm" svg:y1="3cm" svg:x2="2.3cm" svg:y2="3cm">
          <text:p/>
        </draw:line>
        <draw:line draw:style-name="gr9" draw:text-style-name="P5" draw:layer="layout" svg:x1="2.3cm" svg:y1="3cm" svg:x2="6.5cm" svg:y2="6cm">
          <text:p/>
        </draw:line>
        <draw:line draw:style-name="gr9" draw:text-style-name="P5" draw:layer="layout" svg:x1="6.5cm" svg:y1="6cm" svg:x2="8.2cm" svg:y2="8.2cm">
          <text:p/>
        </draw:line>
        <draw:line draw:style-name="gr10" draw:text-style-name="P5" draw:layer="layout" svg:x1="8.2cm" svg:y1="8.2cm" svg:x2="8.2cm" svg:y2="9cm">
          <text:p/>
        </draw:line>
        <draw:frame draw:style-name="gr4" draw:text-style-name="P9" draw:layer="layout" svg:width="0.908cm" svg:height="0.569cm" draw:transform="rotate (-0.648040751265494) translate (3.043cm 2.9cm)">
          <draw:text-box>
            <text:p text:style-name="P8"><text:span text:style-name="T4">DC</text:span></text:p>
          </draw:text-box>
        </draw:frame>
        <draw:frame draw:style-name="gr4" draw:text-style-name="P11" draw:layer="layout" svg:width="1.433cm" svg:height="0.569cm" draw:transform="rotate (-0.627271333166762) translate (3.534cm 1.998cm)">
          <draw:text-box>
            <text:p text:style-name="P10"><text:span text:style-name="T5">Pulsed</text:span></text:p>
          </draw:text-box>
        </draw:frame>
        <draw:frame draw:style-name="gr4" draw:text-style-name="P13" draw:layer="layout" svg:width="2.344cm" svg:height="0.887cm" svg:x="2.879cm" svg:y="6.214cm">
          <draw:text-box>
            <text:p text:style-name="P12"><text:span text:style-name="T6">Safe operating</text:span><text:span text:style-name="T6"><text:line-break/></text:span><text:span text:style-name="T6">are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3T15:14:22.491000000</meta:creation-date>
    <dc:date>2021-08-23T16:09:55.710000000</dc:date>
    <meta:editing-duration>PT34M55S</meta:editing-duration>
    <meta:editing-cycles>8</meta:editing-cycles>
    <meta:generator>LibreOffice/7.1.4.2$Windows_X86_64 LibreOffice_project/a529a4fab45b75fefc5b6226684193eb000654f6</meta:generator>
    <meta:document-statistic meta:object-count="74"/>
  </office:meta>
</office:document-meta>
</file>